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62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kfhjf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4-29T19:12:37.661391488</meta:creation-date>
    <dc:date>2023-04-29T19:28:03.695242981</dc:date>
    <meta:editing-duration>PT15M28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